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va_random_for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class</text:p>
          </table:table-cell>
          <table:table-cell office:value-type="string" table:style-name="ce1">
            <text:p>2class</text:p>
          </table:table-cell>
          <table:table-cell office:value-type="string" table:style-name="ce1">
            <text:p>3class</text:p>
          </table:table-cell>
          <table:table-cell office:value-type="string" table:style-name="ce1">
            <text:p>4class</text:p>
          </table:table-cell>
          <table:table-cell office:value-type="string" table:style-name="ce1">
            <text:p>5class</text:p>
          </table:table-cell>
          <table:table-cell office:value-type="string" table:style-name="ce1">
            <text:p>6class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pache POI</meta:initial-creator>
    <dc:creator>mert</dc:creator>
    <meta:creation-date>2021-05-31T18:17:40Z</meta:creation-date>
    <dc:date>2021-05-31T20:34:11Z</dc:date>
  </office:meta>
</office:document-meta>
</file>